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07000000E5092E85261AE9DE18.png" manifest:media-type="image/png"/>
  <manifest:file-entry manifest:full-path="Pictures/1007456C00001B2F000017AB89618601596C397D.wmf" manifest:media-type="image/x-wmf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Calibri" fo:font-size="16pt" fo:font-weight="bold" style:font-size-asian="16pt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style:font-name="Calibri" fo:font-size="11pt" style:font-size-asian="11pt" style:font-name-complex="Arial" style:font-size-complex="11pt"/>
    </style:style>
    <style:style style:name="P3" style:family="paragraph" style:parent-style-name="Header">
      <style:text-properties style:font-name="Calibri" fo:font-size="11pt" style:font-size-asian="11pt" style:font-size-complex="11pt"/>
    </style:style>
    <style:style style:name="P4" style:family="paragraph" style:parent-style-name="Standard">
      <style:text-properties style:font-name="Calibri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Calibri" fo:font-weight="normal" officeooo:rsid="00970a0e" officeooo:paragraph-rsid="00970a0e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Calibri" fo:font-weight="normal" officeooo:rsid="00970a0e" officeooo:paragraph-rsid="00970a0e" style:font-weight-asian="normal" style:font-weight-complex="normal"/>
    </style:style>
    <style:style style:name="P7" style:family="paragraph" style:parent-style-name="Footer">
      <style:text-properties style:font-name="Calibri"/>
    </style:style>
    <style:style style:name="P8" style:family="paragraph" style:parent-style-name="Standard">
      <style:paragraph-properties fo:text-align="justify" style:justify-single-word="false" fo:break-before="page"/>
      <style:text-properties style:use-window-font-color="true" style:font-name="Calibri" fo:font-weight="normal" officeooo:rsid="00970a0e" officeooo:paragraph-rsid="00970a0e" style:font-weight-asian="normal" style:font-weight-complex="normal"/>
    </style:style>
    <style:style style:name="P9" style:family="paragraph" style:parent-style-name="Heading_20_1">
      <style:text-properties style:font-name="Calibri"/>
    </style:style>
    <style:style style:name="P10" style:family="paragraph" style:parent-style-name="Heading_20_5">
      <style:paragraph-properties fo:margin-left="1.78cm" fo:margin-right="0cm" fo:text-indent="-1.778cm" style:auto-text-indent="false"/>
      <style:text-properties style:font-name="Calibri" fo:font-size="20pt" style:font-size-asian="20pt"/>
    </style:style>
    <style:style style:name="P11" style:family="paragraph" style:parent-style-name="Standard">
      <style:paragraph-properties fo:text-align="justify" style:justify-single-word="false"/>
      <style:text-properties officeooo:paragraph-rsid="00970a0e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Calibri" fo:font-weight="normal" officeooo:rsid="00970a0e" officeooo:paragraph-rsid="00970a0e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alibri" fo:font-weight="normal" officeooo:rsid="00970a0e" officeooo:paragraph-rsid="00970a0e" style:font-weight-asian="normal" style:font-weight-complex="normal"/>
    </style:style>
    <style:style style:name="P14" style:family="paragraph" style:parent-style-name="Standard" style:master-page-name="Standard">
      <style:paragraph-properties fo:text-align="justify" style:justify-single-word="false" style:page-number="auto"/>
      <style:text-properties style:use-window-font-color="true" style:font-name="Calibri" fo:font-weight="normal" officeooo:rsid="00970a0e" officeooo:paragraph-rsid="00970a0e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a26eb1"/>
    </style:style>
    <style:style style:name="T3" style:family="text">
      <style:text-properties officeooo:rsid="00a2b9cb"/>
    </style:style>
    <style:style style:name="T4" style:family="text">
      <style:text-properties officeooo:rsid="00a41686"/>
    </style:style>
    <style:style style:name="T5" style:family="text">
      <style:text-properties style:use-window-font-color="true" style:font-name="Calibri" fo:font-weight="normal" officeooo:rsid="00970a0e" style:font-weight-asian="normal" style:font-weight-complex="normal"/>
    </style:style>
    <style:style style:name="T6" style:family="text">
      <style:text-properties style:use-window-font-color="true" style:font-name="Calibri" fo:font-weight="normal" officeooo:rsid="00a41686" style:font-weight-asian="normal" style:font-weight-complex="normal"/>
    </style:style>
    <style:style style:name="T7" style:family="text">
      <style:text-properties style:use-window-font-color="true" style:font-name="Calibri" fo:font-size="12pt" fo:language="pt" fo:country="BR" fo:font-weight="normal" officeooo:rsid="00a41686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5"><text:s/>Memo nº 250/2021</text:p>
      <text:p text:style-name="P5">Assunto: Auto de Infração</text:p>
      <text:p text:style-name="P5">Ilmo Sr. Secretário Municipal de Finanças</text:p>
      <text:p text:style-name="P5">ARTUR COSTA SANTOS</text:p>
      <text:p text:style-name="P5">À Divisão de Tributos Diversos</text:p>
      <text:p text:style-name="P5"/>
      <text:p text:style-name="P5"/>
      <text:p text:style-name="P11"><text:span text:style-name="T5"><text:tab/>Tendo em vista a lavratura do Auto de Infração nº 343/2021 (folha 12) apenso ao processo 12121/2021, encaminhamos cópia do referido auto para lançamento e demais providências.</text:span></text:p>
      <text:p text:style-name="P5"><text:tab/>Diante do exposto, solicitamos encaminhamento à Divisão de Tributos Diversos, para providências, e aproveitamos a oportunidade para renovar os votos de estima e consideração.</text:p>
      <text:p text:style-name="P5"><text:tab/></text:p>
      <text:p text:style-name="P6">Piracicaba, 31 de outubro de 2021.</text:p>
      <text:p text:style-name="P5"/>
      <text:p text:style-name="P5"/>
      <text:p text:style-name="P6">_______________________________</text:p>
      <text:p text:style-name="P6">TAMARA STURION GAIOTO</text:p>
      <text:p text:style-name="P6">Encarregada de Serviço</text:p>
      <text:p text:style-name="P6"/>
      <text:p text:style-name="P6"/>
      <text:p text:style-name="P6">_______________________________________</text:p>
      <text:p text:style-name="P6">SEBASTIÃO AMARAL CAMPOS</text:p>
      <text:p text:style-name="P6">Coordenador do Plano Municipal de Combate ao Aedes</text:p>
      <text:p text:style-name="P5"/>
      <text:p text:style-name="P5"/>
      <text:p text:style-name="P5"/>
      <text:p text:style-name="P5">/tsg.<text:tab/></text:p>
      <text:p text:style-name="P5"/>
      <text:p text:style-name="P8"/>
      <text:p text:style-name="P5"><text:s/>Memo nº 249/2021</text:p>
      <text:p text:style-name="P5">Assunto: Auto de Infração</text:p>
      <text:p text:style-name="P5">Ilmo Sr. Secretário Municipal de Finanças</text:p>
      <text:p text:style-name="P5">ARTUR COSTA SANTOS</text:p>
      <text:p text:style-name="P5">À Divisão de Tributos Diversos</text:p>
      <text:p text:style-name="P5"/>
      <text:p text:style-name="P5"/>
      <text:p text:style-name="P11"><text:span text:style-name="T5"><text:tab/>Tendo em vista a lavratura do Auto de Infração nº 279/2021 (folha 152) apenso ao processo 138445/2021, encaminhamos cópia do referido auto para lançamento e demais providências.</text:span></text:p>
      <text:p text:style-name="P5"><text:tab/>Diante do exposto, solicitamos encaminhamento à Divisão de Tributos Diversos, para providências, e aproveitamos a oportunidade para renovar os votos de estima e consideração.</text:p>
      <text:p text:style-name="P5"><text:tab/></text:p>
      <text:p text:style-name="P6">Piracicaba, 31 de outubro de 2021.</text:p>
      <text:p text:style-name="P5"/>
      <text:p text:style-name="P5"/>
      <text:p text:style-name="P6">_______________________________</text:p>
      <text:p text:style-name="P6">TAMARA STURION GAIOTO</text:p>
      <text:p text:style-name="P6">Encarregada de Serviço</text:p>
      <text:p text:style-name="P6"/>
      <text:p text:style-name="P6"/>
      <text:p text:style-name="P6">_______________________________________</text:p>
      <text:p text:style-name="P6">SEBASTIÃO AMARAL CAMPOS</text:p>
      <text:p text:style-name="P6">Coordenador do Plano Municipal de Combate ao Aedes</text:p>
      <text:p text:style-name="P5"/>
      <text:p text:style-name="P5"/>
      <text:p text:style-name="P5"/>
      <text:p text:style-name="P5">/tsg.<text:tab/></text:p>
      <text:p text:style-name="P5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style:font-size-asian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keep-with-next="always">
        <style:tab-stops>
          <style:tab-stop style:position="10.557cm"/>
        </style:tab-stops>
      </style:paragraph-properties>
      <style:text-properties fo:color="#00008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keep-with-next="always"/>
      <style:text-properties fo:color="#3366ff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24pt" style:font-size-asian="24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635cm" fo:margin-right="0cm" fo:margin-top="0cm" fo:margin-bottom="0cm" loext:contextual-spacing="false" fo:text-align="justify" style:justify-single-word="false" fo:text-indent="0cm" style:auto-text-indent="false" fo:keep-with-next="always">
        <style:tab-stops>
          <style:tab-stop style:position="0.635cm"/>
        </style:tab-stops>
      </style:paragraph-properties>
      <style:text-properties style:font-name="Arial" fo:font-family="Arial" style:font-family-generic="swiss" style:font-pitch="variable" fo:font-size="11pt" fo:language="es" fo:country="ES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line-height="150%" fo:text-indent="1.251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cuo_20_de_20_corpo_20_de_20_texto_20_21" style:display-name="Recuo de corpo de texto 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rpo_20_de_20_texto_20_21" style:display-name="Corpo de texto 21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Absatz-Standardschriftart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1" style:display-name="Fonte parág. padrão1" style:family="text"/>
    <style:style style:name="Rodapé_20_Char" style:display-name="Rodapé Char" style:family="text">
      <style:text-properties fo:font-size="12pt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7" number:language="pt" number:country="BR">
      <number:year number:style="long"/>
    </number:date-style>
    <number:date-style style:name="N10108" number:language="pt" number:country="BR">
      <number:day number:style="long"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5">
      <style:paragraph-properties fo:margin-left="1.78cm" fo:margin-right="0cm" fo:text-indent="-1.778cm" style:auto-text-indent="false"/>
      <style:text-properties style:font-name="Calibri" fo:font-size="20pt" style:font-size-asian="20pt"/>
    </style:style>
    <style:style style:name="MP2" style:family="paragraph" style:parent-style-name="Heading_20_1">
      <style:text-properties style:font-name="Calibri"/>
    </style:style>
    <style:style style:name="MP3" style:family="paragraph" style:parent-style-name="Header">
      <style:paragraph-properties fo:text-align="center" style:justify-single-word="false"/>
      <style:text-properties style:font-name="Calibri" fo:font-size="16pt" fo:font-weight="bold" style:font-size-asian="16pt" style:font-weight-asian="bold" style:font-weight-complex="bold"/>
    </style:style>
    <style:style style:name="MP4" style:family="paragraph" style:parent-style-name="Header">
      <style:paragraph-properties fo:text-align="start" style:justify-single-word="false"/>
      <style:text-properties style:font-name="Calibri" fo:font-size="11pt" style:font-size-asian="11pt" style:font-name-complex="Arial" style:font-size-complex="11pt"/>
    </style:style>
    <style:style style:name="MP5" style:family="paragraph" style:parent-style-name="Header">
      <style:text-properties style:font-name="Calibri" fo:font-size="11pt" style:font-size-asian="11pt" style:font-size-complex="11pt"/>
    </style:style>
    <style:style style:name="MP6" style:family="paragraph" style:parent-style-name="Standard">
      <style:text-properties style:font-name="Calibri" fo:font-size="11pt" style:font-size-asian="11pt" style:font-size-complex="11pt"/>
    </style:style>
    <style:style style:name="MP7" style:family="paragraph" style:parent-style-name="Footer">
      <style:text-properties style:font-name="Calibri"/>
    </style:style>
    <style:style style:name="MT1" style:family="text">
      <style:text-properties style:text-position="super 58%"/>
    </style:style>
    <style:style style:name="M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5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5cm" fo:margin-left="0cm" fo:margin-right="0cm" fo:margin-bottom="1.951cm" style:dynamic-spacing="true"/>
      </style:header-style>
      <style:footer-style>
        <style:header-footer-properties fo:min-height="0.7cm" fo:margin-left="0cm" fo:margin-right="0cm" fo:margin-top="0.6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h text:style-name="MP1" text:outline-level="5"><draw:frame draw:style-name="Mfr1" draw:name="objectos gráficos1" text:anchor-type="char" svg:x="-1.588cm" svg:y="-0.356cm" svg:width="3.799cm" svg:height="3.307cm" draw:z-index="1"><draw:image xlink:href="Pictures/1007456C00001B2F000017AB89618601596C397D.wmf" xlink:type="simple" xlink:show="embed" xlink:actuate="onLoad" loext:mime-type="image/x-wmf"/><draw:image xlink:href="Pictures/1000020100000107000000E5092E85261AE9DE18.png" xlink:type="simple" xlink:show="embed" xlink:actuate="onLoad" loext:mime-type="image/png"/></draw:frame><text:s text:c="9"/>Prefeitura do Município de Piracicaba</text:h>
        <text:h text:style-name="MP2" text:outline-level="1"><text:s text:c="10"/>Estado de São Paulo – Brasil</text:h>
        <text:p text:style-name="MP3"><text:s text:c="13"/>Secretaria Municipal de Saúde</text:p>
        <text:p text:style-name="MP3"><text:s text:c="12"/>Centro de Controle de Zoonoses</text:p>
        <text:p text:style-name="MP3"><text:s text:c="8"/></text:p>
      </style:header>
      <style:footer>
        <text:p text:style-name="MP4">Rua dos Mandis, s/n<text:span text:style-name="MT1">0</text:span>. <text:s/>– Bairro Jupiá </text:p>
        <text:p text:style-name="MP5">Tel/fax - <text:s/>(19) 3427-2400 / 3427-3351</text:p>
        <text:p text:style-name="MP6">Piracicaba - SP</text:p>
        <text:p text:style-name="MP7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OFÍCIO SEDEMA DCA N°247/05</dc:title>
    <meta:creation-date>2019-02-23T08:23:50.848000000</meta:creation-date>
    <meta:editing-cycles>49</meta:editing-cycles>
    <meta:editing-duration>PT6H32M30S</meta:editing-duration>
    <meta:generator>LibreOffice/6.4.7.2$Linux_X86_64 LibreOffice_project/40$Build-2</meta:generator>
    <dc:date>2021-11-07T21:17:39.564722587</dc:date>
    <meta:print-date>2019-04-08T09:02:53.318000000</meta:print-date>
    <meta:document-statistic meta:table-count="0" meta:image-count="1" meta:object-count="0" meta:page-count="2" meta:paragraph-count="26" meta:word-count="134" meta:character-count="1114" meta:non-whitespace-character-count="942"/>
    <meta:user-defined meta:name="Producer">OpenTBS 1.10.2</meta:user-defined>
  </office:meta>
</office:document-meta>
</file>